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448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1.9902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1.3236in"/>
    </style:style>
    <style:style style:name="co7" style:family="table-column">
      <style:table-column-properties fo:break-before="auto" style:column-width="1.48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a9e8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d7e43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f6025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14207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547f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9b009b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63c837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864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80096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aa00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00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c8c8c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7878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505050" style:text-align-source="fix" style:repeat-content="false"/>
      <style:paragraph-properties fo:text-align="center" fo:margin-left="0in"/>
      <style:text-properties fo:color="#eed291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2f5bf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3e80bc" style:text-align-source="fix" style:repeat-content="false"/>
      <style:paragraph-properties fo:text-align="center" fo:margin-left="0in"/>
      <style:text-properties fo:color="#ebcf9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df960d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87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a325a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7d7d00" style:text-align-source="fix" style:repeat-content="false"/>
      <style:paragraph-properties fo:text-align="center" fo:margin-left="0in"/>
      <style:text-properties fo:color="#4b32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009600" style:text-align-source="fix" style:repeat-content="false"/>
      <style:paragraph-properties fo:text-align="center" fo:margin-left="0in"/>
      <style:text-properties fo:color="#0000a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b4b4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e6dab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8bca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8c806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a9e82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dfaf6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878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80ffb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53d292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string">
            <text:p>features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font size</text:p>
          </table:table-cell>
          <table:table-cell table:style-name="ce1" office:value-type="string">
            <text:p>color approx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gear hunter</text:p>
          </table:table-cell>
          <table:table-cell table:style-name="ce1" office:value-type="string">
            <text:p>speed leveling</text:p>
          </table:table-cell>
          <table:table-cell table:style-name="ce1" office:value-type="string">
            <text:p>animate weapon</text:p>
          </table:table-cell>
          <table:table-cell table:number-columns-repeated="1015"/>
        </table:table-row>
        <table:table-row table:style-name="ro2">
          <table:table-cell office:value-type="string">
            <text:p>fishing rod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" office:value-type="string">
            <text:p>fishing ro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uniques – t1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4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uniques – t2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5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uniques – t3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5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uniques – t4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6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uniques – fated</text:p>
          </table:table-cell>
          <table:table-cell table:number-columns-repeated="3"/>
          <table:table-cell table:style-name="ce7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jewels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8" office:value-type="string">
            <text:p>jewel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quality gems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9" office:value-type="string">
            <text:p>gem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gems</text:p>
          </table:table-cell>
          <table:table-cell table:number-columns-repeated="3"/>
          <table:table-cell table:style-name="ce10" office:value-type="string">
            <text:p>vanilla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divination cards – t1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1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divination cards – t2</text:p>
          </table:table-cell>
          <table:table-cell office:value-type="float" office:value="3">
            <text:p>3</text:p>
          </table:table-cell>
          <table:table-cell/>
          <table:table-cell office:value-type="float" office:value="40">
            <text:p>40</text:p>
          </table:table-cell>
          <table:table-cell table:style-name="ce11"/>
          <table:table-cell table:number-columns-repeated="1019"/>
        </table:table-row>
        <table:table-row table:style-name="ro2">
          <table:table-cell office:value-type="string">
            <text:p>divination cards – t3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1"/>
          <table:table-cell table:number-columns-repeated="1019"/>
        </table:table-row>
        <table:table-row table:style-name="ro2">
          <table:table-cell office:value-type="string">
            <text:p>map device items – t12+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2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map device items – t7 to t11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12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map device items – t1 to t6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3" office:value-type="string">
            <text:p>map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map device items – other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4" office:value-type="string">
            <text:p>offering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6 linked sockets gear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5" office:value-type="string">
            <text:p>6 link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5 linked sockets gear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6" office:value-type="string">
            <text:p>5 link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6 sockets gear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7" office:value-type="string">
            <text:p>6 socket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regal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8" office:value-type="string">
            <text:p>regal hig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regal vendor recipe low base</text:p>
          </table:table-cell>
          <table:table-cell table:number-columns-repeated="3"/>
          <table:table-cell table:style-name="ce19" office:value-type="string">
            <text:p>regal low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aos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0" office:value-type="string">
            <text:p>chaos high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aos vendor recipe low base</text:p>
          </table:table-cell>
          <table:table-cell table:number-columns-repeated="3"/>
          <table:table-cell table:style-name="ce21" office:value-type="string">
            <text:p>chaos low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ance vendor recip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2" office:value-type="string">
            <text:p>chance recipe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isel vendor recipe</text:p>
          </table:table-cell>
          <table:table-cell table:number-columns-repeated="3"/>
          <table:table-cell table:style-name="ce23" office:value-type="string">
            <text:p>chisel recip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romatic vendor recipe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4" office:value-type="string">
            <text:p>chrome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utility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6" office:value-type="string">
            <text:p>utility flask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endgame mana / life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5" office:value-type="string">
            <text:p>life / mana flask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leveling mana / life flasks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6" office:value-type="string">
            <text:p>life / mana flask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t1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6" office:value-type="string">
            <text:p>kalandr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t2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7" office:value-type="string">
            <text:p>exal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t3 – recipe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3" office:value-type="string">
            <text:p>chao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t4 – vendor purchase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28" office:value-type="string">
            <text:p>fus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t5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9" office:value-type="string">
            <text:p>alteration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other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9" office:value-type="string">
            <text:p>other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scroll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0" office:value-type="string">
            <text:p>scroll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talisman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0" office:value-type="string">
            <text:p>vanill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labyrinth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1" office:value-type="string">
            <text:p>labyrint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ancing unique endgame items</text:p>
          </table:table-cell>
          <table:table-cell table:number-columns-repeated="3"/>
          <table:table-cell table:style-name="ce32" office:value-type="string">
            <text:p>chanc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rafting / alchemy orb rolling items</text:p>
          </table:table-cell>
          <table:table-cell table:number-columns-repeated="3"/>
          <table:table-cell table:style-name="ce33" office:value-type="string">
            <text:p>craft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build specific gear hunting</text:p>
          </table:table-cell>
          <table:table-cell table:number-columns-repeated="3"/>
          <table:table-cell table:style-name="ce33" office:value-type="string">
            <text:p>build gear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animate weapon w/ spirit guard and Cloak of Tawm'r Isley</text:p>
          </table:table-cell>
          <table:table-cell table:number-columns-repeated="3"/>
          <table:table-cell table:style-name="ce34" office:value-type="string">
            <text:p>ident. 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animate weapon w/ spirit guard</text:p>
          </table:table-cell>
          <table:table-cell table:number-columns-repeated="3"/>
          <table:table-cell table:style-name="ce35" office:value-type="string">
            <text:p>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hide items not defined in a rule</text:p>
          </table:table-cell>
          <table:table-cell table:number-columns-repeated="3"/>
          <table:table-cell table:style-name="ce10" office:value-type="string">
            <text:p>no fac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7/22/2016</text:date>, <text:time>02:0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9M31S</meta:editing-duration>
    <meta:editing-cycles>65</meta:editing-cycles>
    <meta:generator>OpenOffice/4.1.2$Win32 OpenOffice.org_project/412m3$Build-9782</meta:generator>
    <dc:date>2016-07-22T02:09:27.96</dc:date>
    <dc:creator>richard miller</dc:creator>
    <meta:document-statistic meta:table-count="3" meta:cell-count="310" meta:object-count="0"/>
    <meta:user-defined meta:name="Info 1"/>
    <meta:user-defined meta:name="Info 2"/>
    <meta:user-defined meta:name="Info 3"/>
    <meta:user-defined meta:name="Info 4"/>
  </office:meta>
</office:document-meta>
</file>